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="Arrow" draw:marker-start-width="0.355cm" draw:marker-end="" draw:marker-end-width="0.457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93cm" svg:y1="4.567cm" svg:x2="9.93cm" svg:y2="11.425cm">
          <text:p/>
        </draw:line>
        <draw:line draw:style-name="gr2" draw:text-style-name="P1" draw:layer="layout" svg:x1="9.93cm" svg:y1="11.425cm" svg:x2="17.804cm" svg:y2="11.425cm">
          <text:p/>
        </draw:line>
        <draw:custom-shape draw:style-name="gr3" draw:text-style-name="P2" draw:layer="layout" svg:width="0.508cm" svg:height="0.508cm" svg:x="14.716cm" svg:y="8.8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3.567cm" svg:height="0.962cm" svg:x="13.652cm" svg:y="11.495cm">
          <draw:text-box>
            <text:p><text:span text:style-name="T1">Inaccuracy</text:span></text:p>
          </draw:text-box>
        </draw:frame>
        <draw:frame draw:style-name="gr5" draw:text-style-name="P3" draw:layer="layout" svg:width="4.054cm" svg:height="0.962cm" draw:transform="rotate (1.5707963267949) translate (8.774cm 8.437cm)">
          <draw:text-box>
            <text:p><text:span text:style-name="T1">Superfluity</text:span></text:p>
          </draw:text-box>
        </draw:frame>
        <draw:line draw:style-name="gr6" draw:text-style-name="P1" draw:layer="layout" svg:x1="9.89cm" svg:y1="11.414cm" svg:x2="14.843cm" svg:y2="9.255cm">
          <text:p/>
        </draw:line>
        <draw:line draw:style-name="gr7" draw:text-style-name="P1" draw:layer="layout" svg:x1="14.97cm" svg:y1="9.255cm" svg:x2="14.97cm" svg:y2="11.414cm">
          <text:p/>
        </draw:line>
        <draw:line draw:style-name="gr7" draw:text-style-name="P1" draw:layer="layout" svg:x1="9.89cm" svg:y1="9.128cm" svg:x2="14.716cm" svg:y2="9.128cm">
          <text:p/>
        </draw:line>
        <draw:frame draw:style-name="gr8" draw:text-style-name="P3" draw:layer="layout" svg:width="3.584cm" svg:height="0.962cm" draw:transform="rotate (0.37856191475757) translate (10.007cm 10.264cm)">
          <draw:text-box>
            <text:p><text:span text:style-name="T1">Nescience</text:span></text:p>
          </draw:text-box>
        </draw:frame>
        <draw:frame draw:style-name="gr4" draw:text-style-name="P3" draw:layer="layout" svg:width="1.912cm" svg:height="0.962cm" svg:x="15.224cm" svg:y="7.985cm">
          <draw:text-box>
            <text:p><text:span text:style-name="T1">top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7T11:15:50.436118268</meta:creation-date>
    <dc:date>2017-09-25T11:36:31.752674393</dc:date>
    <meta:editing-duration>PT5M14S</meta:editing-duration>
    <meta:editing-cycles>2</meta:editing-cycles>
    <meta:generator>LibreOffice/5.1.6.2$Linux_X86_64 LibreOffice_project/10m0$Build-2</meta:generator>
    <meta:document-statistic meta:object-count="10"/>
  </office:meta>
</office:document-meta>
</file>